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style:font-family-generic="swiss"/>
    <style:font-face style:name="Verdana" svg:font-family="Verdana" style:font-family-generic="swiss"/>
    <style:font-face style:name="Courier New" svg:font-family="'Courier New'" style:font-family-generic="modern" style:font-pitch="fixed"/>
    <style:font-face style:name="Impact" svg:font-family="Impact" style:font-family-generic="swiss" style:font-pitch="variable"/>
    <style:font-face style:name="Liberation Sans Narrow" svg:font-family="'Liberation Sans Narrow'"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paragraph-rsid="0004958a"/>
    </style:style>
    <style:style style:name="P2" style:family="paragraph" style:parent-style-name="Subtitle">
      <style:text-properties style:text-outline="false" fo:text-shadow="1pt 1pt" style:text-underline-style="solid" style:text-underline-width="auto" style:text-underline-color="font-color" officeooo:rsid="0004958a" officeooo:paragraph-rsid="00063e9e"/>
    </style:style>
    <style:style style:name="P3" style:family="paragraph" style:parent-style-name="Subtitle">
      <style:text-properties style:text-outline="false" fo:text-shadow="1pt 1pt" style:text-underline-style="solid" style:text-underline-width="auto" style:text-underline-color="font-color" officeooo:rsid="0004958a" officeooo:paragraph-rsid="0009c5b5"/>
    </style:style>
    <style:style style:name="P4" style:family="paragraph" style:parent-style-name="Subtitle">
      <style:text-properties style:text-outline="false" fo:text-shadow="1pt 1pt" style:text-underline-style="solid" style:text-underline-width="auto" style:text-underline-color="font-color" officeooo:rsid="0004958a" officeooo:paragraph-rsid="001204a9"/>
    </style:style>
    <style:style style:name="P5" style:family="paragraph" style:parent-style-name="Subtitle">
      <style:text-properties style:text-outline="false" fo:text-shadow="1pt 1pt" style:text-underline-style="solid" style:text-underline-width="auto" style:text-underline-color="font-color" officeooo:rsid="0004958a" officeooo:paragraph-rsid="001732cf"/>
    </style:style>
    <style:style style:name="P6" style:family="paragraph" style:parent-style-name="Subtitle">
      <style:text-properties style:text-outline="false" fo:text-shadow="1pt 1pt" style:text-underline-style="solid" style:text-underline-width="auto" style:text-underline-color="font-color" officeooo:rsid="0004958a" officeooo:paragraph-rsid="0022baac"/>
    </style:style>
    <style:style style:name="P7" style:family="paragraph" style:parent-style-name="Text_20_body">
      <style:text-properties style:text-outline="false" fo:text-shadow="1pt 1pt" style:text-underline-style="solid" style:text-underline-width="auto" style:text-underline-color="font-color" officeooo:rsid="0004958a" officeooo:paragraph-rsid="00063e9e"/>
    </style:style>
    <style:style style:name="P8" style:family="paragraph" style:parent-style-name="Text_20_body">
      <style:text-properties style:text-outline="false" fo:text-shadow="none" style:text-underline-style="none" officeooo:rsid="0009c5b5" officeooo:paragraph-rsid="0009c5b5"/>
    </style:style>
    <style:style style:name="P9" style:family="paragraph" style:parent-style-name="Text_20_body">
      <style:text-properties style:text-outline="false" fo:text-shadow="none" style:text-underline-style="none" officeooo:rsid="0009c5b5" officeooo:paragraph-rsid="001204a9"/>
    </style:style>
    <style:style style:name="P10" style:family="paragraph" style:parent-style-name="Text_20_body">
      <style:text-properties style:text-outline="false" fo:text-shadow="none" style:text-underline-style="none" officeooo:rsid="0009c5b5" officeooo:paragraph-rsid="00143cf8"/>
    </style:style>
    <style:style style:name="P11" style:family="paragraph" style:parent-style-name="Text_20_body">
      <style:text-properties style:text-outline="false" fo:text-shadow="none" style:text-underline-style="none" officeooo:rsid="0009c5b5" officeooo:paragraph-rsid="00169c39"/>
    </style:style>
    <style:style style:name="P12" style:family="paragraph" style:parent-style-name="Text_20_body">
      <style:text-properties style:text-outline="false" fo:text-shadow="none" style:text-underline-style="none" officeooo:rsid="0009c5b5" officeooo:paragraph-rsid="0020e29e"/>
    </style:style>
    <style:style style:name="P13" style:family="paragraph" style:parent-style-name="Text_20_body">
      <style:text-properties style:text-outline="false" fo:text-shadow="none" style:text-underline-style="none" officeooo:rsid="00169c39" officeooo:paragraph-rsid="001732cf"/>
    </style:style>
    <style:style style:name="P14" style:family="paragraph" style:parent-style-name="Text_20_body">
      <style:text-properties style:text-outline="false" style:text-position="0% 100%" style:font-name="Trebuchet MS1" fo:text-shadow="none" style:text-underline-style="none" fo:font-weight="normal" officeooo:rsid="00103fd7" officeooo:paragraph-rsid="001204a9" style:font-weight-asian="normal" style:font-weight-complex="normal"/>
    </style:style>
    <style:style style:name="P15" style:family="paragraph" style:parent-style-name="Text_20_body">
      <style:text-properties style:text-outline="false" style:text-position="0% 100%" style:font-name="Trebuchet MS1" fo:text-shadow="none" style:text-underline-style="none" fo:font-weight="normal" officeooo:rsid="00103fd7" officeooo:paragraph-rsid="001732cf" style:font-weight-asian="normal" style:font-weight-complex="normal"/>
    </style:style>
    <style:style style:name="P16" style:family="paragraph" style:parent-style-name="Text_20_body">
      <style:text-properties style:text-outline="false" style:text-position="0% 100%" style:font-name="Trebuchet MS1" fo:text-shadow="none" style:text-underline-style="none" fo:font-weight="normal" officeooo:rsid="00103fd7" officeooo:paragraph-rsid="0022baac" style:font-weight-asian="normal" style:font-weight-complex="normal"/>
    </style:style>
    <style:style style:name="P17" style:family="paragraph" style:parent-style-name="Text_20_body">
      <style:text-properties style:text-outline="false" style:text-position="0% 100%" style:font-name="Trebuchet MS1" fo:text-shadow="none" style:text-underline-style="none" fo:font-weight="normal" officeooo:rsid="0022baac" officeooo:paragraph-rsid="0020e29e" style:font-weight-asian="normal" style:font-weight-complex="normal"/>
    </style:style>
    <style:style style:name="P18" style:family="paragraph" style:parent-style-name="Text_20_body">
      <style:text-properties officeooo:paragraph-rsid="00063e9e"/>
    </style:style>
    <style:style style:name="P19" style:family="paragraph" style:parent-style-name="Text_20_body">
      <style:text-properties officeooo:paragraph-rsid="001204a9"/>
    </style:style>
    <style:style style:name="P20" style:family="paragraph" style:parent-style-name="Text_20_body">
      <style:text-properties style:text-outline="false" fo:text-shadow="none" style:text-underline-style="none" officeooo:rsid="0009c5b5" officeooo:paragraph-rsid="00280e99"/>
    </style:style>
    <style:style style:name="T1" style:family="text">
      <style:text-properties fo:color="#000000" style:text-outline="true" fo:font-size="28pt" fo:text-shadow="1pt 1pt" style:text-underline-style="solid" style:text-underline-type="double" style:text-underline-width="auto" style:text-underline-color="#990000" fo:font-weight="normal" style:text-underline-mode="skip-white-space" style:text-overline-mode="skip-white-space" style:text-line-through-mode="skip-white-space" fo:background-color="transparent" loext:char-shading-value="0" style:font-size-asian="28pt" style:font-weight-asian="normal" style:font-size-complex="28pt" style:font-weight-complex="normal" loext:shadow="none"/>
    </style:style>
    <style:style style:name="T2" style:family="text">
      <style:text-properties fo:color="#000000" style:text-outline="true" fo:font-size="28pt" fo:text-shadow="1pt 1pt" style:text-underline-style="none" fo:font-weight="normal" style:text-underline-mode="skip-white-space" style:text-overline-mode="skip-white-space" style:text-line-through-mode="skip-white-space" fo:background-color="transparent" loext:char-shading-value="0" style:font-size-asian="28pt" style:font-weight-asian="normal" style:font-size-complex="28pt" style:font-weight-complex="normal" loext:shadow="none"/>
    </style:style>
    <style:style style:name="T3" style:family="text">
      <style:text-properties style:text-outline="false" fo:text-shadow="none" style:text-underline-style="none" officeooo:rsid="0004958a"/>
    </style:style>
    <style:style style:name="T4" style:family="text">
      <style:text-properties style:text-outline="false" fo:text-shadow="none" style:text-underline-style="none" officeooo:rsid="00063e9e"/>
    </style:style>
    <style:style style:name="T5" style:family="text">
      <style:text-properties style:text-outline="false" fo:text-shadow="none" style:text-underline-style="none" officeooo:rsid="0006e851"/>
    </style:style>
    <style:style style:name="T6" style:family="text">
      <style:text-properties style:text-outline="false" fo:text-shadow="none" style:text-underline-style="none" officeooo:rsid="0009c5b5"/>
    </style:style>
    <style:style style:name="T7" style:family="text">
      <style:text-properties style:text-outline="false" fo:text-shadow="none" style:text-underline-style="none" officeooo:rsid="001204a9"/>
    </style:style>
    <style:style style:name="T8" style:family="text">
      <style:text-properties style:text-outline="false" fo:text-shadow="none" style:text-underline-style="none" officeooo:rsid="0012d989"/>
    </style:style>
    <style:style style:name="T9" style:family="text">
      <style:text-properties style:text-outline="false" fo:text-shadow="none" style:text-underline-style="none" officeooo:rsid="0013cdc6"/>
    </style:style>
    <style:style style:name="T10" style:family="text">
      <style:text-properties style:text-outline="false" style:font-name="Trebuchet MS" fo:text-shadow="none" style:text-underline-style="none" officeooo:rsid="00063e9e"/>
    </style:style>
    <style:style style:name="T11" style:family="text">
      <style:text-properties style:text-outline="false" style:text-position="super 58%" fo:text-shadow="none" style:text-underline-style="none" officeooo:rsid="0006e851"/>
    </style:style>
    <style:style style:name="T12" style:family="text">
      <style:text-properties style:text-outline="false" style:text-position="super 58%" style:font-name="Trebuchet MS1" fo:text-shadow="none" style:text-underline-style="none" fo:font-weight="normal" officeooo:rsid="000b9f22" style:font-weight-asian="normal" style:font-weight-complex="normal"/>
    </style:style>
    <style:style style:name="T13" style:family="text">
      <style:text-properties style:text-outline="false" style:text-position="super 58%" style:font-name="Liberation Sans Narrow" fo:text-shadow="none" style:text-underline-style="none" fo:font-weight="normal" officeooo:rsid="000cd110" style:font-weight-asian="normal" style:font-weight-complex="normal"/>
    </style:style>
    <style:style style:name="T14" style:family="text">
      <style:text-properties style:text-outline="false" style:font-name="Courier New" fo:text-shadow="none" style:text-underline-style="none" fo:font-weight="normal" officeooo:rsid="0006e851" style:font-weight-asian="normal" style:font-weight-complex="normal"/>
    </style:style>
    <style:style style:name="T15" style:family="text">
      <style:text-properties style:text-outline="false" style:text-position="0% 100%" style:font-name="Impact" fo:text-shadow="none" style:text-underline-style="none" fo:font-weight="normal" style:font-weight-asian="normal" style:font-weight-complex="normal"/>
    </style:style>
    <style:style style:name="T16" style:family="text">
      <style:text-properties style:text-outline="false" style:text-position="0% 100%" style:font-name="Impact" fo:text-shadow="none" style:text-underline-style="none" fo:font-weight="normal" officeooo:rsid="0009c5b5" style:font-weight-asian="normal" style:font-weight-complex="normal"/>
    </style:style>
    <style:style style:name="T17" style:family="text">
      <style:text-properties style:text-outline="false" style:text-position="0% 100%" style:font-name="Impact" fo:text-shadow="none" style:text-underline-style="none" fo:font-weight="normal" officeooo:rsid="000b9f22" style:font-weight-asian="normal" style:font-weight-complex="normal"/>
    </style:style>
    <style:style style:name="T18" style:family="text">
      <style:text-properties style:text-outline="false" style:text-position="0% 100%" style:font-name="Liberation Sans Narrow" fo:text-shadow="none" style:text-underline-style="none" fo:font-weight="normal" style:font-weight-asian="normal" style:font-weight-complex="normal"/>
    </style:style>
    <style:style style:name="T19" style:family="text">
      <style:text-properties style:text-outline="false" style:text-position="0% 100%" style:font-name="Liberation Sans Narrow" fo:text-shadow="none" style:text-underline-style="none" fo:font-weight="normal" officeooo:rsid="0009c5b5" style:font-weight-asian="normal" style:font-weight-complex="normal"/>
    </style:style>
    <style:style style:name="T20" style:family="text">
      <style:text-properties style:text-outline="false" style:text-position="0% 100%" style:font-name="Liberation Sans Narrow" fo:text-shadow="none" style:text-underline-style="none" fo:font-weight="normal" officeooo:rsid="000b9f22" style:font-weight-asian="normal" style:font-weight-complex="normal"/>
    </style:style>
    <style:style style:name="T21" style:family="text">
      <style:text-properties style:text-outline="false" style:text-position="0% 100%" style:font-name="Liberation Sans Narrow" fo:text-shadow="none" style:text-underline-style="none" fo:font-weight="normal" officeooo:rsid="000cd110" style:font-weight-asian="normal" style:font-weight-complex="normal"/>
    </style:style>
    <style:style style:name="T22" style:family="text">
      <style:text-properties style:text-outline="false" style:text-position="0% 100%" style:font-name="Liberation Sans Narrow" fo:text-shadow="none" style:text-underline-style="none" fo:font-weight="normal" officeooo:rsid="000ea47b" style:font-weight-asian="normal" style:font-weight-complex="normal"/>
    </style:style>
    <style:style style:name="T23" style:family="text">
      <style:text-properties style:text-outline="false" style:text-position="0% 100%" style:font-name="Liberation Sans Narrow" fo:text-shadow="none" style:text-underline-style="none" fo:font-weight="normal" officeooo:rsid="000ebd58" style:font-weight-asian="normal" style:font-weight-complex="normal"/>
    </style:style>
    <style:style style:name="T24" style:family="text">
      <style:text-properties style:text-outline="false" style:text-position="0% 100%" style:font-name="Liberation Sans Narrow" fo:text-shadow="none" style:text-underline-style="none" fo:font-weight="normal" officeooo:rsid="00103fd7" style:font-weight-asian="normal" style:font-weight-complex="normal"/>
    </style:style>
    <style:style style:name="T25" style:family="text">
      <style:text-properties style:text-outline="false" style:text-position="0% 100%" style:font-name="Trebuchet MS1" fo:text-shadow="none" style:text-underline-style="none" fo:font-weight="normal" officeooo:rsid="0009c5b5" style:font-weight-asian="normal" style:font-weight-complex="normal"/>
    </style:style>
    <style:style style:name="T26" style:family="text">
      <style:text-properties style:text-outline="false" style:text-position="0% 100%" style:font-name="Trebuchet MS1" fo:text-shadow="none" style:text-underline-style="none" fo:font-weight="normal" officeooo:rsid="000b9f22" style:font-weight-asian="normal" style:font-weight-complex="normal"/>
    </style:style>
    <style:style style:name="T27" style:family="text">
      <style:text-properties style:text-outline="false" style:text-position="0% 100%" style:font-name="Trebuchet MS1" fo:text-shadow="none" style:text-underline-style="none" fo:font-weight="normal" officeooo:rsid="000cd110" style:font-weight-asian="normal" style:font-weight-complex="normal"/>
    </style:style>
    <style:style style:name="T28" style:family="text">
      <style:text-properties style:text-outline="false" style:text-position="0% 100%" style:font-name="Trebuchet MS1" fo:text-shadow="none" style:text-underline-style="none" fo:font-weight="normal" officeooo:rsid="000e5c11" style:font-weight-asian="normal" style:font-weight-complex="normal"/>
    </style:style>
    <style:style style:name="T29" style:family="text">
      <style:text-properties style:text-outline="false" style:text-position="0% 100%" style:font-name="Trebuchet MS1" fo:text-shadow="none" style:text-underline-style="none" fo:font-weight="normal" officeooo:rsid="000ea47b" style:font-weight-asian="normal" style:font-weight-complex="normal"/>
    </style:style>
    <style:style style:name="T30" style:family="text">
      <style:text-properties style:text-outline="false" style:text-position="0% 100%" style:font-name="Trebuchet MS1" fo:text-shadow="none" style:text-underline-style="none" fo:font-weight="normal" officeooo:rsid="0006e851" style:font-weight-asian="normal" style:font-weight-complex="normal"/>
    </style:style>
    <style:style style:name="T31" style:family="text">
      <style:text-properties style:text-outline="false" style:text-position="0% 100%" style:font-name="Trebuchet MS1" fo:text-shadow="none" style:text-underline-style="none" fo:font-weight="normal" officeooo:rsid="000ebd58" style:font-weight-asian="normal" style:font-weight-complex="normal"/>
    </style:style>
    <style:style style:name="T32" style:family="text">
      <style:text-properties style:text-outline="false" style:text-position="0% 100%" style:font-name="Trebuchet MS1" fo:text-shadow="none" style:text-underline-style="none" fo:font-weight="normal" officeooo:rsid="00103fd7" style:font-weight-asian="normal" style:font-weight-complex="normal"/>
    </style:style>
    <style:style style:name="T33" style:family="text">
      <style:text-properties style:text-outline="false" style:text-position="0% 100%" style:font-name="Trebuchet MS1" fo:text-shadow="none" style:text-underline-style="none" fo:font-weight="normal" officeooo:rsid="001204a9" style:font-weight-asian="normal" style:font-weight-complex="normal"/>
    </style:style>
    <style:style style:name="T34" style:family="text">
      <style:text-properties style:text-outline="false" style:text-position="0% 100%" style:font-name="Courier New" fo:text-shadow="none" style:text-underline-style="none" fo:font-weight="normal" officeooo:rsid="0006e851" style:font-weight-asian="normal" style:font-weight-complex="normal"/>
    </style:style>
    <style:style style:name="T35" style:family="text">
      <style:text-properties officeooo:rsid="0009c5b5"/>
    </style:style>
    <style:style style:name="T36" style:family="text">
      <style:text-properties officeooo:rsid="001204a9"/>
    </style:style>
    <style:style style:name="T37" style:family="text">
      <style:text-properties style:text-position="0% 100%" style:font-name="Trebuchet MS1" fo:font-weight="normal" style:font-weight-asian="normal" style:font-weight-complex="normal"/>
    </style:style>
    <style:style style:name="T38" style:family="text">
      <style:text-properties style:text-position="0% 100%" style:font-name="Trebuchet MS1" fo:font-weight="normal" officeooo:rsid="00103fd7" style:font-weight-asian="normal" style:font-weight-complex="normal"/>
    </style:style>
    <style:style style:name="T39" style:family="text">
      <style:text-properties style:text-position="0% 100%" style:font-name="Trebuchet MS1" fo:font-weight="normal" officeooo:rsid="0012d989" style:font-weight-asian="normal" style:font-weight-complex="normal"/>
    </style:style>
    <style:style style:name="T40" style:family="text">
      <style:text-properties style:text-position="0% 100%" style:font-name="Trebuchet MS1" fo:font-weight="normal" officeooo:rsid="0013cdc6" style:font-weight-asian="normal" style:font-weight-complex="normal"/>
    </style:style>
    <style:style style:name="T41" style:family="text">
      <style:text-properties style:text-position="0% 100%" style:font-name="Trebuchet MS1" fo:font-weight="normal" officeooo:rsid="00143cf8" style:font-weight-asian="normal" style:font-weight-complex="normal"/>
    </style:style>
    <style:style style:name="T42" style:family="text">
      <style:text-properties style:text-position="0% 100%" style:font-name="Trebuchet MS1" fo:font-weight="normal" officeooo:rsid="0015af89" style:font-weight-asian="normal" style:font-weight-complex="normal"/>
    </style:style>
    <style:style style:name="T43" style:family="text">
      <style:text-properties style:text-position="0% 100%" style:font-name="Trebuchet MS1" fo:font-weight="normal" officeooo:rsid="00169c39" style:font-weight-asian="normal" style:font-weight-complex="normal"/>
    </style:style>
    <style:style style:name="T44" style:family="text">
      <style:text-properties style:text-position="0% 100%" style:font-name="Trebuchet MS1" fo:font-weight="normal" officeooo:rsid="001732cf" style:font-weight-asian="normal" style:font-weight-complex="normal"/>
    </style:style>
    <style:style style:name="T45" style:family="text">
      <style:text-properties style:text-position="0% 100%" style:font-name="Trebuchet MS1" fo:font-weight="normal" officeooo:rsid="0009c5b5" style:font-weight-asian="normal" style:font-weight-complex="normal"/>
    </style:style>
    <style:style style:name="T46" style:family="text">
      <style:text-properties style:text-position="0% 100%" style:font-name="Trebuchet MS1" fo:font-weight="normal" officeooo:rsid="0018a37d" style:font-weight-asian="normal" style:font-weight-complex="normal"/>
    </style:style>
    <style:style style:name="T47" style:family="text">
      <style:text-properties style:text-position="0% 100%" style:font-name="Trebuchet MS1" fo:font-weight="normal" officeooo:rsid="001a4035" style:font-weight-asian="normal" style:font-weight-complex="normal"/>
    </style:style>
    <style:style style:name="T48" style:family="text">
      <style:text-properties style:text-position="0% 100%" style:font-name="Trebuchet MS1" fo:font-weight="normal" officeooo:rsid="001c0e6c" style:font-weight-asian="normal" style:font-weight-complex="normal"/>
    </style:style>
    <style:style style:name="T49" style:family="text">
      <style:text-properties style:text-position="0% 100%" style:font-name="Trebuchet MS1" fo:font-weight="normal" officeooo:rsid="000cd110" style:font-weight-asian="normal" style:font-weight-complex="normal"/>
    </style:style>
    <style:style style:name="T50" style:family="text">
      <style:text-properties style:text-position="0% 100%" style:font-name="Trebuchet MS1" fo:font-weight="normal" officeooo:rsid="001ccffd" style:font-weight-asian="normal" style:font-weight-complex="normal"/>
    </style:style>
    <style:style style:name="T51" style:family="text">
      <style:text-properties style:text-position="0% 100%" style:font-name="Trebuchet MS1" fo:font-weight="normal" officeooo:rsid="001e446b" style:font-weight-asian="normal" style:font-weight-complex="normal"/>
    </style:style>
    <style:style style:name="T52" style:family="text">
      <style:text-properties style:text-position="0% 100%" style:font-name="Trebuchet MS1" fo:font-weight="normal" officeooo:rsid="001ea590" style:font-weight-asian="normal" style:font-weight-complex="normal"/>
    </style:style>
    <style:style style:name="T53" style:family="text">
      <style:text-properties style:text-position="0% 100%" style:font-name="Trebuchet MS1" fo:font-weight="normal" officeooo:rsid="0020791f" style:font-weight-asian="normal" style:font-weight-complex="normal"/>
    </style:style>
    <style:style style:name="T54" style:family="text">
      <style:text-properties style:text-position="0% 100%" style:font-name="Trebuchet MS1" fo:font-weight="normal" officeooo:rsid="0020e29e" style:font-weight-asian="normal" style:font-weight-complex="normal"/>
    </style:style>
    <style:style style:name="T55" style:family="text">
      <style:text-properties style:text-position="0% 100%" style:font-name="Trebuchet MS1" fo:font-weight="normal" officeooo:rsid="00212c6f" style:font-weight-asian="normal" style:font-weight-complex="normal"/>
    </style:style>
    <style:style style:name="T56" style:family="text">
      <style:text-properties style:text-position="0% 100%" style:font-name="Trebuchet MS1" fo:font-weight="normal" officeooo:rsid="0021b1d5" style:font-weight-asian="normal" style:font-weight-complex="normal"/>
    </style:style>
    <style:style style:name="T57" style:family="text">
      <style:text-properties style:text-position="0% 100%" style:font-name="Trebuchet MS1" fo:font-weight="normal" officeooo:rsid="0022baac" style:font-weight-asian="normal" style:font-weight-complex="normal"/>
    </style:style>
    <style:style style:name="T58" style:family="text">
      <style:text-properties style:text-position="0% 100%" style:font-name="Trebuchet MS1" fo:font-weight="normal" officeooo:rsid="0023d7db" style:font-weight-asian="normal" style:font-weight-complex="normal"/>
    </style:style>
    <style:style style:name="T59" style:family="text">
      <style:text-properties style:text-position="0% 100%" style:font-name="Trebuchet MS1" fo:font-weight="normal" officeooo:rsid="0006e851" style:font-weight-asian="normal" style:font-weight-complex="normal"/>
    </style:style>
    <style:style style:name="T60" style:family="text">
      <style:text-properties style:text-position="0% 100%" style:font-name="Trebuchet MS1" fo:font-weight="normal" officeooo:rsid="0024ec2a" style:font-weight-asian="normal" style:font-weight-complex="normal"/>
    </style:style>
    <style:style style:name="T61" style:family="text">
      <style:text-properties style:text-position="0% 100%" style:font-name="Trebuchet MS1" fo:font-weight="normal" officeooo:rsid="0026b643" style:font-weight-asian="normal" style:font-weight-complex="normal"/>
    </style:style>
    <style:style style:name="T62" style:family="text">
      <style:text-properties style:text-position="0% 100%" style:font-name="Trebuchet MS1" fo:font-weight="normal" officeooo:rsid="002759a8" style:font-weight-asian="normal" style:font-weight-complex="normal"/>
    </style:style>
    <style:style style:name="T63" style:family="text">
      <style:text-properties style:text-position="0% 100%" style:font-name="Trebuchet MS1" fo:font-weight="normal" officeooo:rsid="00280e99" style:font-weight-asian="normal" style:font-weight-complex="normal"/>
    </style:style>
    <style:style style:name="T64" style:family="text">
      <style:text-properties style:text-position="0% 100%" style:font-name="Impact" fo:font-weight="normal" style:font-weight-asian="normal" style:font-weight-complex="normal"/>
    </style:style>
    <style:style style:name="T65" style:family="text">
      <style:text-properties style:text-position="0% 100%" style:font-name="Impact" fo:font-weight="normal" officeooo:rsid="000b9f22" style:font-weight-asian="normal" style:font-weight-complex="normal"/>
    </style:style>
    <style:style style:name="T66" style:family="text">
      <style:text-properties style:text-position="0% 100%" style:font-name="Impact" fo:font-weight="normal" officeooo:rsid="0009c5b5" style:font-weight-asian="normal" style:font-weight-complex="normal"/>
    </style:style>
    <style:style style:name="T67" style:family="text">
      <style:text-properties style:text-position="0% 100%" style:font-name="Liberation Sans Narrow" fo:font-weight="normal" style:font-weight-asian="normal" style:font-weight-complex="normal"/>
    </style:style>
    <style:style style:name="T68" style:family="text">
      <style:text-properties style:text-position="0% 100%" style:font-name="Liberation Sans Narrow" fo:font-weight="normal" officeooo:rsid="000cd110" style:font-weight-asian="normal" style:font-weight-complex="normal"/>
    </style:style>
    <style:style style:name="T69" style:family="text">
      <style:text-properties style:text-position="0% 100%" style:font-name="Liberation Sans Narrow" fo:font-weight="normal" officeooo:rsid="0012d989" style:font-weight-asian="normal" style:font-weight-complex="normal"/>
    </style:style>
    <style:style style:name="T70" style:family="text">
      <style:text-properties style:text-position="0% 100%" style:font-name="Liberation Sans Narrow" fo:font-weight="normal" officeooo:rsid="00103fd7" style:font-weight-asian="normal" style:font-weight-complex="normal"/>
    </style:style>
    <style:style style:name="T71" style:family="text">
      <style:text-properties style:text-position="0% 100%" style:font-name="Liberation Sans Narrow" fo:font-weight="normal" officeooo:rsid="001732cf" style:font-weight-asian="normal" style:font-weight-complex="normal"/>
    </style:style>
    <style:style style:name="T72" style:family="text">
      <style:text-properties style:text-position="0% 100%" style:font-name="Liberation Sans Narrow" fo:font-weight="normal" officeooo:rsid="0009c5b5" style:font-weight-asian="normal" style:font-weight-complex="normal"/>
    </style:style>
    <style:style style:name="T73" style:family="text">
      <style:text-properties style:text-position="0% 100%" style:font-name="Liberation Sans Narrow" fo:font-weight="normal" officeooo:rsid="001a4035" style:font-weight-asian="normal" style:font-weight-complex="normal"/>
    </style:style>
    <style:style style:name="T74" style:family="text">
      <style:text-properties style:text-position="0% 100%" style:font-name="Liberation Sans Narrow" fo:font-weight="normal" officeooo:rsid="001c0e6c" style:font-weight-asian="normal" style:font-weight-complex="normal"/>
    </style:style>
    <style:style style:name="T75" style:family="text">
      <style:text-properties style:text-position="0% 100%" style:font-name="Liberation Sans Narrow" fo:font-weight="normal" officeooo:rsid="0020e29e" style:font-weight-asian="normal" style:font-weight-complex="normal"/>
    </style:style>
    <style:style style:name="T76" style:family="text">
      <style:text-properties style:text-position="0% 100%" style:font-name="Liberation Sans Narrow" fo:font-weight="normal" officeooo:rsid="002759a8" style:font-weight-asian="normal" style:font-weight-complex="normal"/>
    </style:style>
    <style:style style:name="T77" style:family="text">
      <style:text-properties style:text-position="0% 100%" style:font-name="Liberation Sans Narrow" fo:font-weight="normal" officeooo:rsid="00280e99" style:font-weight-asian="normal" style:font-weight-complex="normal"/>
    </style:style>
    <style:style style:name="T78" style:family="text">
      <style:text-properties style:text-position="0% 100%" style:font-name="Courier New" fo:font-weight="normal" officeooo:rsid="0023d7db" style:font-weight-asian="normal" style:font-weight-complex="normal"/>
    </style:style>
    <style:style style:name="T79" style:family="text">
      <style:text-properties style:text-position="super 58%" style:font-name="Liberation Sans Narrow" fo:font-weight="normal" officeooo:rsid="000cd110" style:font-weight-asian="normal" style:font-weight-complex="normal"/>
    </style:style>
    <style:style style:name="T80" style:family="text">
      <style:text-properties style:text-position="super 58%" style:font-name="Trebuchet MS1" fo:font-weight="normal" officeooo:rsid="000cd110" style:font-weight-asian="normal" style:font-weight-complex="normal"/>
    </style:style>
    <style:style style:name="T81" style:family="text">
      <style:text-properties style:text-position="super 58%" style:font-name="Trebuchet MS1" fo:font-weight="normal" officeooo:rsid="0024ec2a" style:font-weight-asian="normal" style:font-weight-complex="normal"/>
    </style:style>
    <style:style style:name="T82" style:family="text">
      <style:text-properties officeooo:rsid="001732cf"/>
    </style:style>
    <style:style style:name="T83" style:family="text">
      <style:text-properties officeooo:rsid="0018a37d"/>
    </style:style>
    <style:style style:name="T84" style:family="text">
      <style:text-properties officeooo:rsid="0022baac"/>
    </style:style>
    <style:style style:name="T85" style:family="text">
      <style:text-properties officeooo:rsid="0026b6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iter 1 – Prologue</text:p>
      <text:p text:style-name="P7"/>
      <text:p text:style-name="P18"><text:span text:style-name="T3"><text:tab/><text:tab/>This roman is a parody of the animation show "RWBY" from Rooster Teeth </text:span><text:span text:style-name="T10">©</text:span><text:span text:style-name="T3">. It's an alternative story including </text:span><text:span text:style-name="T7">few</text:span><text:span text:style-name="T3"> <text:s/>new character : Damin Santos, </text:span><text:span text:style-name="T7">Alexia Santos, Spring Willas</text:span><text:span text:style-name="T3">. That's why I introcude you to him here and not the others characters, go to the wikia for </text:span><text:span text:style-name="T4">it.</text:span></text:p>
      <text:p text:style-name="P18"><text:span text:style-name="T4"><text:tab/></text:span><text:span text:style-name="T5">So Damin is a student of the acdemy of Beacon, he is on his 1</text:span><text:span text:style-name="T11">st</text:span><text:span text:style-name="T5"> year, he got transfered from Heaven a few days after the year starts. He fight with two dust powered home-made katanas and his semblace is thunder, when I write thuunder, I mean, he can take all the forms of thunder, his half-human half-thunder, and his stuff, including weapons, armor and [</text:span><text:span text:style-name="T14">vêtement</text:span><text:span text:style-name="T5">] is made from thunder dust. That means he can become invisible by taking a static thunder form, h can move faster, and can aslo use thunder as aura energy, but when his aura is break he can do it, and when he run out of energy, his aura become a simple protective shield.</text:span></text:p>
      <text:p text:style-name="P19"><text:span text:style-name="T5"><text:tab/>He's a long-time friend of N</text:span><text:span text:style-name="T6">e</text:span><text:span text:style-name="T5">opolitain, </text:span><text:span text:style-name="T6">Jaune Arc</text:span><text:span text:style-name="T5"> and Nora Valkirye, his quite old for going to school, but he have a special autorisation, so he used it. To go to the source, Damin is a Tall 27 years old man, with black hair with some red [</text:span><text:span text:style-name="T14">pointes</text:span><text:span text:style-name="T5">], a special [</text:span><text:span text:style-name="T14">vêtement</text:span><text:span text:style-name="T5">] style, </text:span><text:span text:style-name="T6">a complet heterochromia iridum with red and black eyes. He've got a special way to see the world, and he's a bite asocial, he's not very out-going, not introverted, but he don't talk a lot, he's almost as talkative as Neo. He like listenning to music, when he fight, he choose a music corresponding to his ennemy and fight in rythm. He also like silence to relax and thing, he talk a lot in his mind. </text:span><text:span text:style-name="T7">His surname is Underen...</text:span><text:span text:style-name="T6"><text:line-break/><text:tab/></text:span><text:span text:style-name="T7">Alexia is her sister, she's almost the same, but not as powerfull, and her element is light. She's small, not compared to her big brother Underen, but compared to eveyone. White hair and telekinétique stuff around her, she love listenning to music too, and she is an informatique expert. </text:span><text:span text:style-name="T8">She's a really out-going girl, She's technicaly younger than her brother, but compared to the reallity, Underen revived 27 years ago, so with she's actually older from 5 years. She's very directive and she's a born leader.</text:span></text:p>
      <text:p text:style-name="P19"><text:span text:style-name="T7"><text:tab/>Spring is as Summer and Fall, one of the 4 maidens. (a special fairy tail) </text:span><text:span text:style-name="T8">She's a perverted girl, She like being exposed, and her semblance is a special maiden power. </text:span><text:span text:style-name="T9">She's like Yang, blonde, and quite the arrogante girl that like to be treated as a princesse.</text:span></text:p>
      <text:p text:style-name="P9"><text:soft-page-break/><text:tab/>So I think that's all, if you don't understand who he is, no worries, just read the roman, it's should be enough.</text:p>
      <text:p text:style-name="P3">Chapiter <text:span text:style-name="T35">2</text:span> – <text:span text:style-name="T35">Underen ?</text:span></text:p>
      <text:p text:style-name="P8"/>
      <text:p text:style-name="P19"><text:span text:style-name="T6"><text:tab/><text:tab/>Damin knocked at a ramdom door. </text:span><text:span text:style-name="T16">{</text:span><text:span text:style-name="T19">Damin</text:span><text:span text:style-name="T16">}</text:span><text:span text:style-name="T25">"Someone here ?" Ruby answered by a question. </text:span><text:span text:style-name="T15">{</text:span><text:span text:style-name="T18">Ruby</text:span><text:span text:style-name="T15">}</text:span><text:span text:style-name="T25">"Who are you ?" </text:span><text:span text:style-name="T16">{</text:span><text:span text:style-name="T19">Damin</text:span><text:span text:style-name="T16">}</text:span><text:span text:style-name="T25">"We are gonna say I'm new here... Call me Damin. And who're you too ?" </text:span><text:span text:style-name="T16">{</text:span><text:span text:style-name="T19">Ruby</text:span><text:span text:style-name="T16">}</text:span><text:span text:style-name="T25">"I'm Ruby, why are you knocking at the door ?" Damin opened the door, </text:span><text:span text:style-name="T26">stared at Ruby, hidding his body behind the door and said : </text:span><text:span text:style-name="T16">{</text:span><text:span text:style-name="T19">Damin</text:span><text:span text:style-name="T16">}</text:span><text:span text:style-name="T25">"</text:span><text:span text:style-name="T26">Well... Maybe, Because, This whore place is freaking creepy and desertic ?!</text:span><text:span text:style-name="T25">" </text:span><text:span text:style-name="T26">Ruby suprised : </text:span><text:span text:style-name="T17">{</text:span><text:span text:style-name="T20">Ruby</text:span><text:span text:style-name="T17">}</text:span><text:span text:style-name="T25">"Wh</text:span><text:span text:style-name="T26">at ? Beacon is never lonely, what time is it ?</text:span><text:span text:style-name="T25">" </text:span><text:span text:style-name="T16">{</text:span><text:span text:style-name="T19">Damin</text:span><text:span text:style-name="T16">}</text:span><text:span text:style-name="T25">"</text:span><text:span text:style-name="T26">almost 11 o'clock ? What's the matter ?</text:span><text:span text:style-name="T25">" </text:span><text:span text:style-name="T16">{</text:span><text:span text:style-name="T19">Ruby</text:span><text:span text:style-name="T16">}</text:span><text:span text:style-name="T25">"</text:span><text:span text:style-name="T26">It's school time you know ? By the way, come with me, we shall see D</text:span><text:span text:style-name="T12">r</text:span><text:span text:style-name="T26"> Ozpin." Damin doesn't answered, he just let Ruby lead the way. They've walked, in the greatest silence, Damin was thinking about money problems, and ruby was searching to introduce <text:s/>discussion. And it was failures as well, so Damin helped her like asking what's her taem, who is her family, what she's planning to do, stuff like that. They've finaly arrived <text:s/>at <text:s/>D</text:span><text:span text:style-name="T12">r</text:span><text:span text:style-name="T26"> Ozpin's room, after few minutes of talk. The elevtor arrived to the top. </text:span><text:span text:style-name="T17">{</text:span><text:span text:style-name="T20">Ruby</text:span><text:span text:style-name="T17">}</text:span><text:span text:style-name="T25">"</text:span><text:span text:style-name="T26">Good Morning Doctor Orpin, I'm introducing to you a ne..." <text:s/>D</text:span><text:span text:style-name="T12">r</text:span><text:span text:style-name="T26"> Ozpin stopped her by saying a "Underen...". </text:span><text:span text:style-name="T17">{</text:span><text:span text:style-name="T20">Ruby</text:span><text:span text:style-name="T17">}</text:span><text:span text:style-name="T25">"</text:span><text:span text:style-name="T27">Underen...? What's that ? You already know him ?</text:span><text:span text:style-name="T26">"</text:span><text:span text:style-name="T25"> </text:span><text:span text:style-name="T16">{</text:span><text:span text:style-name="T19">Damin</text:span><text:span text:style-name="T16">}</text:span><text:span text:style-name="T25">"</text:span><text:span text:style-name="T27">Yeah, it's been a long time, he was... younger...</text:span><text:span text:style-name="T25">" </text:span><text:span text:style-name="T17">{</text:span><text:span text:style-name="T20">Ruby</text:span><text:span text:style-name="T17">}</text:span><text:span text:style-name="T25">"Wh</text:span><text:span text:style-name="T26">at ?!</text:span><text:span text:style-name="T25">" <text:s/></text:span><text:span text:style-name="T17">{</text:span><text:span text:style-name="T21">D</text:span><text:span text:style-name="T13">r</text:span><text:span text:style-name="T21"> Ozpin</text:span><text:span text:style-name="T17">}</text:span><text:span text:style-name="T25">"W</text:span><text:span text:style-name="T27">ell, yes, it was a long time... Why are you here ? Shouldn't you be at heaven ?</text:span><text:span text:style-name="T25">" </text:span><text:span text:style-name="T16">{</text:span><text:span text:style-name="T19">Damin</text:span><text:span text:style-name="T16">}</text:span><text:span text:style-name="T25">"</text:span><text:span text:style-name="T27">I get transfered here, I'm <text:s/>not supposed to be in a team ?</text:span><text:span text:style-name="T25">" </text:span><text:span text:style-name="T17">{</text:span><text:span text:style-name="T21">D</text:span><text:span text:style-name="T13">r</text:span><text:span text:style-name="T21"> Ozpin</text:span><text:span text:style-name="T17">}</text:span><text:span text:style-name="T25">"W</text:span><text:span text:style-name="T27">ell, yes, but who transfered you here ?</text:span><text:span text:style-name="T25">" </text:span><text:span text:style-name="T16">{</text:span><text:span text:style-name="T19">Damin</text:span><text:span text:style-name="T16">}</text:span><text:span text:style-name="T25">"</text:span><text:span text:style-name="T27">Ironwood.</text:span><text:span text:style-name="T25">" </text:span><text:span text:style-name="T17">{</text:span><text:span text:style-name="T21">D</text:span><text:span text:style-name="T13">r</text:span><text:span text:style-name="T21"> Ozpin</text:span><text:span text:style-name="T17">}</text:span><text:span text:style-name="T25">"</text:span><text:span text:style-name="T27">Ironwood... Intersting, why did he d..</text:span><text:span text:style-name="T25">" <text:s/></text:span><text:span text:style-name="T16">{</text:span><text:span text:style-name="T21">Ironwood</text:span><text:span text:style-name="T16">}</text:span><text:span text:style-name="T25">"</text:span><text:span text:style-name="T27">Because you need help to protect your kids, within them.</text:span><text:span text:style-name="T25">" </text:span><text:span text:style-name="T27">Does he said entering the room. And it set a complet silence in here. Quiet, very quiet, Ruby make a salutation pose and started to go out. </text:span><text:span text:style-name="T17">{</text:span><text:span text:style-name="T21">D</text:span><text:span text:style-name="T13">r</text:span><text:span text:style-name="T21"> Ozpin</text:span><text:span text:style-name="T17">}</text:span><text:span text:style-name="T25">"</text:span><text:span text:style-name="T27">Ruby ! Please stay here, confidential.</text:span><text:span text:style-name="T25">" </text:span><text:span text:style-name="T27">She stopped and sat down on chair arround. </text:span><text:span text:style-name="T17">{</text:span><text:span text:style-name="T21">D</text:span><text:span text:style-name="T13">r</text:span><text:span text:style-name="T21"> Ozpin</text:span><text:span text:style-name="T17">}</text:span><text:span text:style-name="T25">"</text:span><text:span text:style-name="T27">Underen, General, please take a sit.</text:span><text:span text:style-name="T25">" </text:span><text:span text:style-name="T27">12 o'clock ringing, Damin and Ruby had gone out of the room. </text:span><text:span text:style-name="T17">{</text:span><text:span text:style-name="T20">Ruby</text:span><text:span text:style-name="T17">}</text:span><text:span text:style-name="T25">"</text:span><text:span text:style-name="T27">Time to eat, I'll introduce you to my team, team RWBY !... But, why are you comming here 10 years after...?</text:span><text:span text:style-name="T25">" </text:span><text:span text:style-name="T27">Damin stayed quiet and looked at her.</text:span><text:span text:style-name="T25"> </text:span><text:span text:style-name="T16">{</text:span><text:span text:style-name="T19">Damin</text:span><text:span text:style-name="T16">}</text:span><text:span text:style-name="T25">"</text:span><text:span text:style-name="T28">You really what to know ?</text:span><text:span text:style-name="T25">" </text:span><text:span text:style-name="T17">{</text:span><text:span text:style-name="T20">Ruby</text:span><text:span text:style-name="T17">}</text:span><text:span text:style-name="T25">"</text:span><text:span text:style-name="T28">Ye...</text:span><text:span text:style-name="T25">" </text:span><text:span text:style-name="T16">{</text:span><text:span text:style-name="T19">Damin</text:span><text:span text:style-name="T16">}</text:span><text:span text:style-name="T25">"</text:span><text:span text:style-name="T28">Look at your scroll.</text:span><text:span text:style-name="T25">" </text:span><text:span text:style-name="T28">She brought out her scroll, seen a new message from a certain "Underen" and red it... </text:span><text:span text:style-name="T17">{</text:span><text:span text:style-name="T20">Ruby</text:span><text:span text:style-name="T17">}</text:span><text:span text:style-name="T25">"W</text:span><text:span text:style-name="T28">ow... I'm sorry... It's...</text:span><text:span text:style-name="T25">" </text:span><text:span text:style-name="T16">{</text:span><text:span text:style-name="T19">Damin</text:span><text:span text:style-name="T16">}</text:span><text:span text:style-name="T25">"</text:span><text:span text:style-name="T28">Don't worry about it, it's part of the past, and Nora should probably have forgot me...</text:span><text:span text:style-name="T25">" </text:span><text:span text:style-name="T28">Damin said </text:span><text:soft-page-break/><text:span text:style-name="T28">it imperialy, they've arrived to the diner room, it was full, They've take a meal, looking out for yang, blacke and white. After few seconds, Damin saw them, and they sat betwen them.</text:span><text:span text:style-name="T17">{</text:span><text:span text:style-name="T22">Yang</text:span><text:span text:style-name="T17">}</text:span><text:span text:style-name="T25">"</text:span><text:span text:style-name="T29">Hey ! You've finaly seduce someone</text:span><text:span text:style-name="T25">" </text:span><text:span text:style-name="T17">{</text:span><text:span text:style-name="T22">Ruby</text:span><text:span text:style-name="T17">}</text:span><text:span text:style-name="T25">"</text:span><text:span text:style-name="T29">What !</text:span><text:span text:style-name="T25">" </text:span><text:span text:style-name="T17">{</text:span><text:span text:style-name="T22">Damin</text:span><text:span text:style-name="T17">}</text:span><text:span text:style-name="T25">"</text:span><text:span text:style-name="T29">No.</text:span><text:span text:style-name="T25">" </text:span><text:span text:style-name="T17">{</text:span><text:span text:style-name="T22">White</text:span><text:span text:style-name="T17">}</text:span><text:span text:style-name="T25">"</text:span><text:span text:style-name="T29">Who's this disgusting ?</text:span><text:span text:style-name="T25">" </text:span><text:span text:style-name="T29">Damin turn his head and stared to White and started activating his semblance. (When Damin activate his semlance, special tattous on his whore body turn from black to <text:s/>luminescent red, hair </text:span><text:span text:style-name="T30">[</text:span><text:span text:style-name="T34">pointes</text:span><text:span text:style-name="T30">] </text:span><text:span text:style-name="T29">included, and his eyes become red too, and a special symbol tke form on his right eye irirs appear) </text:span><text:span text:style-name="T17">{</text:span><text:span text:style-name="T22">White</text:span><text:span text:style-name="T17">}</text:span><text:span text:style-name="T25">"</text:span><text:span text:style-name="T29">He's really creepy... really freaking creepy.</text:span><text:span text:style-name="T25">" </text:span><text:span text:style-name="T29">Damin took a creepy scary voice. </text:span><text:span text:style-name="T16">{</text:span><text:span text:style-name="T19">Damin</text:span><text:span text:style-name="T16">}</text:span><text:span text:style-name="T25">"</text:span><text:span text:style-name="T29">Who Is Disgusting ? Who ! I'll teach you some respect, arrogance is a Shame.</text:span><text:span text:style-name="T25">" </text:span><text:span text:style-name="T29">After have scaried White as well, </text:span><text:span text:style-name="T31">he turned back to normal.</text:span><text:span text:style-name="T25"> </text:span><text:span text:style-name="T17">{</text:span><text:span text:style-name="T22">Ruby</text:span><text:span text:style-name="T17">}</text:span><text:span text:style-name="T25">"</text:span><text:span text:style-name="T29">W</text:span><text:span text:style-name="T31">ait how did you do that ?</text:span><text:span text:style-name="T25">" </text:span><text:span text:style-name="T16">{</text:span><text:span text:style-name="T19">Damin</text:span><text:span text:style-name="T16">}</text:span><text:span text:style-name="T25">"</text:span><text:span text:style-name="T31">Semblance.</text:span><text:span text:style-name="T25">" </text:span><text:span text:style-name="T17">{</text:span><text:span text:style-name="T22">Yang</text:span><text:span text:style-name="T17">}</text:span><text:span text:style-name="T25">"</text:span><text:span text:style-name="T31">Wow. What a semblance.</text:span><text:span text:style-name="T25">" </text:span><text:span text:style-name="T17">{</text:span><text:span text:style-name="T23">Blacke</text:span><text:span text:style-name="T17">}</text:span><text:span text:style-name="T25">"</text:span><text:span text:style-name="T31">Yeah, what's your semblance ? It looks very powerfull.</text:span><text:span text:style-name="T25">" </text:span><text:span text:style-name="T16">{</text:span><text:span text:style-name="T19">Damin</text:span><text:span text:style-name="T16">}</text:span><text:span text:style-name="T25">"</text:span><text:span text:style-name="T31">Search "Underen" on your scroll search-base</text:span><text:span text:style-name="T29">.</text:span><text:span text:style-name="T25">" </text:span><text:span text:style-name="T17">{</text:span><text:span text:style-name="T23">Blacke</text:span><text:span text:style-name="T17">}</text:span><text:span text:style-name="T25">"</text:span><text:span text:style-name="T31">Underen...You ! You are...?" </text:span><text:span text:style-name="T17">{</text:span><text:span text:style-name="T23">Damin</text:span><text:span text:style-name="T17">}</text:span><text:span text:style-name="T25">"</text:span><text:span text:style-name="T28">Ye</text:span><text:span text:style-name="T31">s...</text:span><text:span text:style-name="T25">" </text:span><text:span text:style-name="T31">Yang stared at Blacke, and moved her lips like trying say something like :"You hang out with him too ?" </text:span><text:span text:style-name="T17">{</text:span><text:span text:style-name="T22">White</text:span><text:span text:style-name="T17">}</text:span><text:span text:style-name="T25">"</text:span><text:span text:style-name="T31">You know him ?!</text:span><text:span text:style-name="T25">" <text:s/></text:span><text:span text:style-name="T17">{</text:span><text:span text:style-name="T23">Blacke</text:span><text:span text:style-name="T17">}</text:span><text:span text:style-name="T25">"</text:span><text:span text:style-name="T32">No ! It's just that... I've red a special rumors about him, something like : HE sacrifed himself to give very powerfull powers to 8 peoples, the 4 sisters, 4 maidens and 4 lords, each maidens have the following powers : air, earth, ice, fire. And the lords have the power of a starting element of dust : light, shadow, thunder and anti-matter. Before he made this sacrifice, He'd fought the very wolrd greatest danger and defeated it, that had almost killed him, so he made it.</text:span><text:span text:style-name="T31">" </text:span><text:span text:style-name="T17">{</text:span><text:span text:style-name="T24">White</text:span><text:span text:style-name="T17">}</text:span><text:span text:style-name="T25">"</text:span><text:span text:style-name="T32">oh</text:span><text:span text:style-name="T31">." </text:span><text:span text:style-name="T17">{</text:span><text:span text:style-name="T24">Damin</text:span><text:span text:style-name="T17">}</text:span><text:span text:style-name="T25">"</text:span><text:span text:style-name="T32">It's not the reallity, but really close. I wasn't alone, and I don't sacrificed myself. I just gave powers to 8 of my friends to do my job during the time I rest, and this happens only when both my aura and energy ran out, I become undestructible crystal of thunder dust.</text:span><text:span text:style-name="T31">" </text:span><text:span text:style-name="T17">{</text:span><text:span text:style-name="T24">Pyrrha</text:span><text:span text:style-name="T17">}</text:span><text:span text:style-name="T25">"</text:span><text:span text:style-name="T32">So you're the one who created the fairytail about the four maidens ?" </text:span><text:span text:style-name="T17">{</text:span><text:span text:style-name="T24">Damin</text:span><text:span text:style-name="T17">}</text:span><text:span text:style-name="T25">"</text:span><text:span text:style-name="T32">It's not. It's one of the uncredible number of fairy tail made to hide me, if some bad hand get me, I let you imagine what kind of chaos it would have been." </text:span><text:span text:style-name="T17">{</text:span><text:span text:style-name="T22">Ruby</text:span><text:span text:style-name="T17">}</text:span><text:span text:style-name="T25">"</text:span><text:span text:style-name="T33">But your only 27...</text:span><text:span text:style-name="T25">" </text:span><text:span text:style-name="T17">{</text:span><text:span text:style-name="T24">Damin</text:span><text:span text:style-name="T17">}</text:span><text:span text:style-name="T25">"</text:span><text:span text:style-name="T33">It's 27 years I woke up</text:span><text:span text:style-name="T32">." </text:span><text:span text:style-name="T17">{</text:span><text:span text:style-name="T24">Pyrrha</text:span><text:span text:style-name="T17">}</text:span><text:span text:style-name="T25">"</text:span><text:span text:style-name="T33">anyways, did you have a tem ?"</text:span><text:span text:style-name="T25"> </text:span><text:span text:style-name="T17">{</text:span><text:span text:style-name="T24">Damin</text:span><text:span text:style-name="T17">}</text:span><text:span text:style-name="T25">"</text:span><text:span text:style-name="T33">nope, Ozpin is working on it.</text:span><text:span text:style-name="T32">." </text:span></text:p>
      <text:p text:style-name="P14"/>
      <text:p text:style-name="P4">Chapiter <text:span text:style-name="T36">3</text:span> – <text:span text:style-name="T36">Team DNAS</text:span></text:p>
      <text:p text:style-name="P14"/>
      <text:p text:style-name="P10"><text:span text:style-name="T38"><text:tab/><text:tab/></text:span><text:span text:style-name="T37"> </text:span><text:span text:style-name="T39">The days after, Damin met team JNPR, and as expected by </text:span><text:soft-page-break/><text:span text:style-name="T39">himself, Nora and Jaune haven't reconized him. He also discovered lot of stuff <text:s/>at beacon. </text:span><text:span text:style-name="T65">{</text:span><text:span text:style-name="T68">D</text:span><text:span text:style-name="T79">r</text:span><text:span text:style-name="T68"> Ozpin</text:span><text:span text:style-name="T65">}</text:span><text:span text:style-name="T38">"</text:span><text:span text:style-name="T39">So finaly, I've bring to you some old friend.</text:span><text:span text:style-name="T38">" </text:span><text:span text:style-name="T65">{</text:span><text:span text:style-name="T69">Alexia</text:span><text:span text:style-name="T65">}</text:span><text:span text:style-name="T38">"</text:span><text:span text:style-name="T39">Hi big bro ! It's been a long time doesn't ?" </text:span><text:span text:style-name="T65">{</text:span><text:span text:style-name="T69">Spring</text:span><text:span text:style-name="T65">}</text:span><text:span text:style-name="T38">"</text:span><text:span text:style-name="T39">M</text:span><text:span text:style-name="T40">y, my, your already jumping on him, let me taste, some fair please."</text:span><text:span text:style-name="T39"> </text:span><text:span text:style-name="T65">{</text:span><text:span text:style-name="T68">D</text:span><text:span text:style-name="T79">r</text:span><text:span text:style-name="T68"> Ozpin</text:span><text:span text:style-name="T65">}</text:span><text:span text:style-name="T38">"</text:span><text:span text:style-name="T40">So, your new official team is team DNAS, lead by you. I think that with your sister and an old friend of yours it's be </text:span><text:span text:style-name="T41">a good team." </text:span><text:span text:style-name="T65">{</text:span><text:span text:style-name="T70">Damin</text:span><text:span text:style-name="T65">}</text:span><text:span text:style-name="T37">"</text:span><text:span text:style-name="T41">Who's the "N" ?" Ozpin said :</text:span><text:span text:style-name="T65">{</text:span><text:span text:style-name="T68">D</text:span><text:span text:style-name="T79">r</text:span><text:span text:style-name="T68"> Ozpin</text:span><text:span text:style-name="T65">}</text:span><text:span text:style-name="T38">"</text:span><text:span text:style-name="T41">N ist for Neo. If you remember, she..." I interupted him.</text:span><text:span text:style-name="T65">{</text:span><text:span text:style-name="T70">Damin</text:span><text:span text:style-name="T65">}</text:span><text:span text:style-name="T37">"</text:span><text:span text:style-name="T41">Can't talk, she's mute I know, where is she ?" Ozpin closed his eyes making a quite move with his head and left. That surely mean that he don't know. So now </text:span><text:span text:style-name="T42">Damin ha</text:span><text:span text:style-name="T41">ve a team, </text:span><text:span text:style-name="T42">he should search for his dorm and class, He also should search for Neo. He'll check out this on his scroll. A few minutes to read stuff. And he gone with his teammate to the dorm. </text:span><text:span text:style-name="T43">They've passed 2 hours to setup the dorm and prepare the class. Damin charged Alexia to take his lesson at his place the time he find out Neo.</text:span></text:p>
      <text:p text:style-name="P11"><text:span text:style-name="T43"><text:tab/></text:span><text:span text:style-name="T64">{</text:span><text:span text:style-name="T67">Damin</text:span><text:span text:style-name="T64">}</text:span><text:span text:style-name="T37">"</text:span><text:span text:style-name="T43">Oh shit, Roman back-up to his stuff, that bad..." Damin just saw Neo asleep on a White Fang cargo box. Her was just asleep as a villant guard making a trap. Damin handled out his katana, charged a shot and said : </text:span><text:span text:style-name="T64">{</text:span><text:span text:style-name="T67">Damin</text:span><text:span text:style-name="T64">}</text:span><text:span text:style-name="T37">"</text:span><text:span text:style-name="T43">Hello beauty, It's time to go, wellcome to my team." Neo woke up quite slowly and smiled. She took her umbrella and walked to </text:span></text:p>
      <text:p text:style-name="P13"><text:span text:style-name="T37">damin, still smiling. When she arrived in front of him she switched her eyes color. And stopped smiling. Damin smiled in return, and they started to go to them dorm. Neo was on alram, it's a kind of easy to </text:span><text:span text:style-name="T44">reconize when she's on alarm, her umbrella is opened. They have come back to the dorm, Neo had already put her stuff on her place, and started sleeping. Alexia take a shower, and Damin and Spring talking, about ramdom stuff. The day ended, everyone was sleeping, exept Damin and Neo, who woke up after Spring and Alexia goes sleeping. They were on the building roof. Looking at stars. Neo and Damin had hang out few years before. </text:span><text:span text:style-name="T65">{</text:span><text:span text:style-name="T71">Pyrrha &amp; Jaune</text:span><text:span text:style-name="T65">}</text:span><text:span text:style-name="T45">"</text:span><text:span text:style-name="T44">Hey ! Can we stay here for training ?" Neo turned her and make just a little moe with her head. </text:span><text:span text:style-name="T66">{</text:span><text:span text:style-name="T72">Damin</text:span><text:span text:style-name="T66">}</text:span><text:span text:style-name="T45">"</text:span><text:span text:style-name="T44">That mean "Ok, I'll see you." Said Damin with some humour. That have put a funny mood, and the night began with this, during few minutes, around two hours, they have ended, Jaune and Pyrrha were tired and gone sleep. Damin and Neo don't stay much longer before coming back in the dorm.</text:span></text:p>
      <text:p text:style-name="P15"/>
      <text:p text:style-name="P5"><text:soft-page-break/>Chapiter <text:span text:style-name="T82">4</text:span> – <text:span text:style-name="T83">An Old Couple</text:span></text:p>
      <text:p text:style-name="P15"/>
      <text:p text:style-name="P12"><text:span text:style-name="T38"><text:tab/><text:tab/></text:span><text:span text:style-name="T37"> </text:span><text:span text:style-name="T46">Damin woke up, Neo on him, still sleeping has well. He don't wanted to woke her up, so he waited. It can seems particular, but they have both a really special affinity, so it won't chock Spring and Alexia. </text:span><text:span text:style-name="T65">{</text:span><text:span text:style-name="T69">Alexia</text:span><text:span text:style-name="T65">}</text:span><text:span text:style-name="T38">"</text:span><text:span text:style-name="T39">H</text:span><text:span text:style-name="T46">i there ! Good morning !" Neo woke up and put something to were, because she doesn't remember where she put her stuff. Damin was awake and his pyjama doesn't look like it, it's more like a old casual wear. Spring had take a bath, Alexia take it the evening, Damin and Neo took a shower together. They've eat them lunch. And here's the mission, because 2nd year team can avoid dangerous quest that can handle first one. But today, they hade to support team RWBY on <text:s/>special quest because </text:span><text:span text:style-name="T49">D</text:span><text:span text:style-name="T80">r</text:span><text:span text:style-name="T49"> Ozpin </text:span><text:span text:style-name="T46">have auth</text:span><text:span text:style-name="T47">o</text:span><text:span text:style-name="T46">rized them to do dangerous stuff with a support team if it need. Them mission was to investigate a part of the cavern of the ruins of Vale's Colony. </text:span><text:span text:style-name="T47">This time, Oobleck and <text:s/>those two teams were in a really dangerous zone. Them mission was to attack and destroy a recent beowolve house. Just need to kill the female one and kill them alpha male, that include a special stealth technic or just attack it heavly. </text:span><text:span text:style-name="T64">{</text:span><text:span text:style-name="T73">Ruby</text:span><text:span text:style-name="T64">}</text:span><text:span text:style-name="T37">"</text:span><text:span text:style-name="T47">Prepare yourself to be amazed by our <text:s text:c="2"/></text:span><text:span text:style-name="T48">strength." </text:span><text:span text:style-name="T64">{</text:span><text:span text:style-name="T67">Damin</text:span><text:span text:style-name="T64">}</text:span><text:span text:style-name="T37">" </text:span><text:span text:style-name="T52">If y</text:span><text:span text:style-name="T48">ou want... </text:span><text:span text:style-name="T52">But still that's, y</text:span><text:span text:style-name="T48">ou're gonna be really amazed by ours. Damin said it kinda seriously, Yang laught, but she stopped quickly. </text:span><text:span text:style-name="T64">{</text:span><text:span text:style-name="T74">Oobleck</text:span><text:span text:style-name="T64">}</text:span><text:span text:style-name="T37">"</text:span><text:span text:style-name="T48">Here's the mission, be on alarm, there should be nevermore and ursa around, never get surrounded." Damin take the step followed by Neo and Yang, Spring and Alexia </text:span><text:span text:style-name="T50">waited for the others, they were esitating, but it's them mission. So they haven't done it, </text:span><text:span text:style-name="T51">They've followed the group. Oobleck was with Alexia, suppervising the stuff. </text:span><text:span text:style-name="T52">They were approching, grimms were around, surrounding. When Damin stopped, Neo switched her eyes color, yang charged Ember, Ruby handled out Crescant, Wiess covered Oobleck, he take his last shoot of coffee before engaging with his flamethrower. Alexia charged her semblance and spring activated her Magic Stick. </text:span><text:span text:style-name="T64">{</text:span><text:span text:style-name="T67">Damin</text:span><text:span text:style-name="T64">}</text:span><text:span text:style-name="T37">"</text:span><text:span text:style-name="T52">Prepare to engage! 3... 2... 1... Go !" Damin teleported himself, Neo maked an illusion and Yang started running on the nearest beowolf. Ruby jumped on to support Yang, Weiss try to generate a Glyph of an Ursa and Oobleck charged his flame too the highest power. Damin appeard just in front of Yang, 2 Nevermores dead and a groupe of Ursa demembrated. </text:span><text:span text:style-name="T64">{</text:span><text:span text:style-name="T67">Damin</text:span><text:span text:style-name="T64">}</text:span><text:span text:style-name="T37">"</text:span><text:span text:style-name="T52">Easy..." </text:span><text:span text:style-name="T64">{</text:span><text:span text:style-name="T73">Ruby</text:span><text:span text:style-name="T64">}</text:span><text:span text:style-name="T37">"</text:span><text:span text:style-name="T52">Easy ?!" Damin teleported back, to Neo, she was killing few Urasas. Ooblcke and Weiss were at the back trying to fight 3 Nevermores. Spring oneshotted one and </text:span><text:soft-page-break/><text:span text:style-name="T52">Alexia stunned the two others. Damin and Neo walked to them and finished them. </text:span><text:span text:style-name="T64">{</text:span><text:span text:style-name="T67">Damin</text:span><text:span text:style-name="T64">}</text:span><text:span text:style-name="T37">"</text:span><text:span text:style-name="T52">I've told you be prepared to be amazed." Did he said laughing. The new round is comming. </text:span><text:span text:style-name="T64">{</text:span><text:span text:style-name="T67">Damin</text:span><text:span text:style-name="T64">}</text:span><text:span text:style-name="T37">"</text:span><text:span text:style-name="T53">Now, it's your turn. Ready ! Go !" Team RWBY runned tought the Beowolves and kiling them at the same time. </text:span><text:span text:style-name="T54">But they were stopped on them run, by a Nevermore, it's the fifth one. Damin looked Neo, She smiled and make a "ok" move with her head. She openned her umbrella, took out the blade that stay inside and walked to the Nevermore, being ready to kill him if it goes wrong. With a good teamwork idea, Ruby said : </text:span><text:span text:style-name="T64">{</text:span><text:span text:style-name="T73">Ruby</text:span><text:span text:style-name="T64">}</text:span><text:span text:style-name="T54">"like the last one !". And they've started to organazing a great patchwork attack. Like a finish, Blake blocked the wings, Yang was absordating its attacks and weiss and ruby were preparing a combo attack. Yang give a stunning shoot, Weiss imporved Ruby's speed and covered Nevermore's head with ice. Ruby jumped, used speed and took the head with Crescant.</text:span><text:span text:style-name="T47"> </text:span><text:span text:style-name="T64">{</text:span><text:span text:style-name="T73">Ruby</text:span><text:span text:style-name="T64">}</text:span><text:span text:style-name="T37">"</text:span><text:span text:style-name="T47">P</text:span><text:span text:style-name="T54">lease say "Bye !"..." And she sooted with crescant, decapitating the nevermore.</text:span><text:span text:style-name="T47"> </text:span><text:span text:style-name="T64">{</text:span><text:span text:style-name="T75">Yang &amp; Ruby</text:span><text:span text:style-name="T64">}</text:span><text:span text:style-name="T37">"</text:span><text:span text:style-name="T54">Here some Badass stuff !" Damin laught, Neo back to normal, and during the same time, Alexia, Spring and Oobleck have made the way to the Beowolve </text:span><text:span text:style-name="T56">house</text:span><text:span text:style-name="T54"> safe. </text:span><text:span text:style-name="T48"><text:s/></text:span><text:span text:style-name="T64">{</text:span><text:span text:style-name="T74">Oobleck</text:span><text:span text:style-name="T64">}</text:span><text:span text:style-name="T37">"</text:span><text:span text:style-name="T54">Time to burn it... Fire !" </text:span><text:span text:style-name="T55">Oobleck burns a huge flame and Yang shot on it, making the gunpowder we'd let exlpode. We started ranning away because the whore cavern was starting to break. After few seconde of run, we've came out, just in time. The helicopter was awaiting. So we were able to go, but just before, Oobleck said that it was a good job done. Damin understood was he meant, but that not everyone case. Well </text:span><text:span text:style-name="T56">so back up to Vale, our both team go ate. A good mission equal a good lunch, that's because good missions generaly make hunger. Damin and others was having fun. That's not all like this in his life. I had almost been only sad, he's live was death and monsters. Only his wifes were able to make him quite happy but not very much compered to now. But still a little problem in his mind. Why Neo worked again with Roman. It's not the worth but almost. They had already worked together, and it had gone really far and pretty bad for everyone. She almost suicided herself with this work. So now for Damin that's really important because it was only him who stopped her in her bad stuff. Always taking care </text:span><text:span text:style-name="T57">of her</text:span><text:span text:style-name="T56">. </text:span><text:span text:style-name="T57">He worries alot about her. That's also why they hanged out, even if they were enemies. </text:span></text:p>
      <text:p text:style-name="P17"/>
      <text:p text:style-name="P6">Chapiter <text:span text:style-name="T84">5</text:span> – <text:span text:style-name="T85">Vytal Tournament</text:span></text:p>
      <text:p text:style-name="P16"/>
      <text:p text:style-name="P20"><text:soft-page-break/><text:span text:style-name="T38"><text:tab/><text:tab/></text:span><text:span text:style-name="T57"> They have to get them reward from </text:span><text:span text:style-name="T58">the mission, doing something as dangerous as doing this, you sure have a good prize. It's clearly not what really interrest both our teams. They're more intersted in <text:s/>action, fight, adventure, some exiting stuff. Money isn't a problem when you're at beacon. Win the <text:s/>weekly tournement and you had enough money for a month. Damin had money from commerce. He sold what he build for some money, but when I wrote some, I mean a lot, because he make a great quality stuff. Still that they had to claim it and it's quite long, even for students. It need authorisation, comfirmations, [</text:span><text:span text:style-name="T78">temoinage</text:span><text:span text:style-name="T59">] </text:span><text:span text:style-name="T58">and all this kind of stuff. </text:span><text:span text:style-name="T60">First, they'll have to see D</text:span><text:span text:style-name="T81">r</text:span><text:span text:style-name="T60"> Ozpin, to get the order of the mission, sign it and make a copy. And that was what Ozpin done with a mysterious smile. Following it, they'll have to send a recommended mail to the ordrer. </text:span><text:span text:style-name="T61">In this case, it was Ozpin again, because untill you're not a hunter(essse), you have to order it to your director. So Ozpin held the stuff.<text:line-break/><text:tab/>Anyways, they'll have to do more of them. To train for the Vytal festival. It's a tournement who happens on little island on the north of Vale, called Vytal. It exist from the Great War's end. And only the best can fight at the colliseum final. It's also just restricted to every one who go to Beacon, or Heaven, or Shade or Atlas. So Damin and his team can participate to it. And it's exactly what his willing to do. Test himself without using semblance. </text:span><text:span text:style-name="T62">It's pretty dangerous but it's a good challenge, for him, but for his team too, because otherwise, he's much stronger than every member of the tournament. </text:span><text:span text:style-name="T52"><text:s/></text:span><text:span text:style-name="T64">{</text:span><text:span text:style-name="T67">Damin</text:span><text:span text:style-name="T64">}</text:span><text:span text:style-name="T37">"</text:span><text:span text:style-name="T62">Prepared for Vytal ?</text:span><text:span text:style-name="T52">" </text:span><text:span text:style-name="T64">{</text:span><text:span text:style-name="T73">Ruby</text:span><text:span text:style-name="T64">}</text:span><text:span text:style-name="T37">"</text:span><text:span text:style-name="T62">Nope ! But working for."</text:span><text:span text:style-name="T52"> </text:span><text:span text:style-name="T64">{</text:span><text:span text:style-name="T67">Damin</text:span><text:span text:style-name="T64">}</text:span><text:span text:style-name="T37">"</text:span><text:span text:style-name="T62">Good, because you'll have to.</text:span><text:span text:style-name="T52">" </text:span><text:span text:style-name="T64">{</text:span><text:span text:style-name="T73">Ruby</text:span><text:span text:style-name="T64">}</text:span><text:span text:style-name="T37">"</text:span><text:span text:style-name="T62">Why are you asking ? Are you participating ?"</text:span><text:span text:style-name="T52"> </text:span><text:span text:style-name="T64">{</text:span><text:span text:style-name="T67">Damin</text:span><text:span text:style-name="T64">}</text:span><text:span text:style-name="T37">"</text:span><text:span text:style-name="T62">Yep, but without semblance, I'm fair.</text:span><text:span text:style-name="T52">" </text:span><text:span text:style-name="T64">{</text:span><text:span text:style-name="T73">Ruby</text:span><text:span text:style-name="T64">}</text:span><text:span text:style-name="T37">"</text:span><text:span text:style-name="T62">Without semblnce, sound pretty cool. I'm waiting for it." And they started laughting a bite.</text:span><text:span text:style-name="T52"> </text:span><text:span text:style-name="T64">{</text:span><text:span text:style-name="T73">Ruby</text:span><text:span text:style-name="T64">}</text:span><text:span text:style-name="T37">"</text:span><text:span text:style-name="T62">No, you serious ?"</text:span><text:span text:style-name="T52"> </text:span><text:span text:style-name="T64">{</text:span><text:span text:style-name="T67">Damin</text:span><text:span text:style-name="T64">}</text:span><text:span text:style-name="T37">"</text:span><text:span text:style-name="T62">Yes."</text:span><text:span text:style-name="T52"> </text:span><text:span text:style-name="T64">{</text:span><text:span text:style-name="T73">Ruby</text:span><text:span text:style-name="T64">}</text:span><text:span text:style-name="T37">"</text:span><text:span text:style-name="T62">Good luck so. And bye, I've to go." </text:span><text:span text:style-name="T52"><text:s/></text:span><text:span text:style-name="T64">{</text:span><text:span text:style-name="T67">Damin</text:span><text:span text:style-name="T64">}</text:span><text:span text:style-name="T37">"</text:span><text:span text:style-name="T62">Thanks, see ya." Ruby had to go to her lesson. It was afternoon and mission aren't a reason to don't go to school. They've already missed two days. Damin go back to his room. Still a surprise when he came in. </text:span><text:span text:style-name="T64">{</text:span><text:span text:style-name="T76">Neo</text:span><text:span text:style-name="T64">}</text:span><text:span text:style-name="T37">"</text:span><text:span text:style-name="T62">...!" Damin get out almost instantly.</text:span><text:span text:style-name="T52"> </text:span><text:span text:style-name="T64">{</text:span><text:span text:style-name="T67">Damin</text:span><text:span text:style-name="T64">}</text:span><text:span text:style-name="T37">"</text:span><text:span text:style-name="T62">Sorry." </text:span><text:span text:style-name="T65">{</text:span><text:span text:style-name="T69">Spring</text:span><text:span text:style-name="T65">}</text:span><text:span text:style-name="T38">"</text:span><text:span text:style-name="T62">No matter, you can enter, I sure Neo want some fun with you." At this moment, Spring just get hit by Neo. </text:span><text:span text:style-name="T64">{</text:span><text:span text:style-name="T67">Damin</text:span><text:span text:style-name="T64">}</text:span><text:span text:style-name="T37">"</text:span><text:span text:style-name="T62">Surround by someone like you, she sure will be able to talk. But still that's I'm the only wich she can talk with." In thelepaty : </text:span><text:span text:style-name="T64">{</text:span><text:span text:style-name="T76">Neo</text:span><text:span text:style-name="T64">}</text:span><text:span text:style-name="T37">"</text:span><text:span text:style-name="T62">In fact, we're trying to new outfits for the festival. You can join us, that's just that we were nacked, and you know... I'm... Well, you know..." </text:span><text:span text:style-name="T64">{</text:span><text:span text:style-name="T77">Damin</text:span><text:span text:style-name="T64">}</text:span><text:span text:style-name="T37">"</text:span><text:span text:style-name="T63">It's ok, no problems. I'll jo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ebuchet MS" svg:font-family="'Trebuchet MS'" style:font-family-generic="swiss"/>
    <style:font-face style:name="Verdana" svg:font-family="Verdana" style:font-family-generic="swiss"/>
    <style:font-face style:name="Courier New" svg:font-family="'Courier New'" style:font-family-generic="modern" style:font-pitch="fixed"/>
    <style:font-face style:name="Impact" svg:font-family="Impact" style:font-family-generic="swiss" style:font-pitch="variable"/>
    <style:font-face style:name="Liberation Sans Narrow" svg:font-family="'Liberation Sans Narrow'"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rebuchet MS" fo:font-size="14pt" fo:language="en" fo:country="GB" style:letter-kerning="true" style:font-name-asian="Andale Sans UI" style:font-size-asian="14pt" style:language-asian="ja" style:country-asian="JP" style:font-name-complex="Tahoma"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rebuchet MS" fo:font-size="14pt" fo:language="en" fo:country="GB" style:letter-kerning="true" style:font-name-asian="Andale Sans UI" style:font-size-asian="14pt" style:language-asian="ja" style:country-asian="JP"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22pt" style:font-name-asian="Andale Sans UI" style:font-family-asian="'Andale Sans UI'" style:font-family-generic-asian="system" style:font-pitch-asian="variable" style:font-size-asian="22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fo:font-size="10pt" style:font-size-asian="10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1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9pt" style:font-size-asian="9pt"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officeooo:paragraph-rsid="0004958a"/>
    </style:style>
    <style:style style:name="MT1" style:family="text">
      <style:text-properties fo:color="#000000" style:text-outline="true" fo:font-size="28pt" fo:text-shadow="1pt 1pt" style:text-underline-style="solid" style:text-underline-type="double" style:text-underline-width="auto" style:text-underline-color="#990000" fo:font-weight="normal" style:text-underline-mode="skip-white-space" style:text-overline-mode="skip-white-space" style:text-line-through-mode="skip-white-space" fo:background-color="transparent" loext:char-shading-value="0" style:font-size-asian="28pt" style:font-weight-asian="normal" style:font-size-complex="28pt" style:font-weight-complex="normal" loext:shadow="none"/>
    </style:style>
    <style:style style:name="MT2" style:family="text">
      <style:text-properties fo:color="#000000" style:text-outline="true" fo:font-size="28pt" fo:text-shadow="1pt 1pt" style:text-underline-style="none" fo:font-weight="normal" style:text-underline-mode="skip-white-space" style:text-overline-mode="skip-white-space" style:text-line-through-mode="skip-white-space" fo:background-color="transparent" loext:char-shading-value="0" style:font-size-asian="28pt" style:font-weight-asian="normal" style:font-size-complex="28pt" style:font-weight-complex="normal" loext:shadow="none"/>
    </style:style>
    <style:page-layout style:name="Mpm1">
      <style:page-layout-properties fo:page-width="21.001cm" fo:page-height="29.7cm" style:num-format="1" style:print-orientation="portrait" fo:margin-top="0.50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09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ro</text:span><text:span text:style-name="MT2">j</text:span><text:span text:style-name="MT1">et Remnant</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M36S</meta:editing-duration>
    <meta:editing-cycles>23</meta:editing-cycles>
    <meta:generator>LibreOffice/5.0.2.2$Windows_x86 LibreOffice_project/37b43f919e4de5eeaca9b9755ed688758a8251fe</meta:generator>
    <dc:date>2016-02-01T10:45:26.202000000</dc:date>
    <dc:creator>Ewen Gougis</dc:creator>
    <meta:document-statistic meta:table-count="0" meta:image-count="0" meta:object-count="0" meta:page-count="7" meta:paragraph-count="17" meta:word-count="3118" meta:character-count="17688" meta:non-whitespace-character-count="14538"/>
    <meta:user-defined meta:name="Info 1"/>
    <meta:user-defined meta:name="Info 2"/>
    <meta:user-defined meta:name="Info 3"/>
    <meta:user-defined meta:name="Info 4"/>
  </office:meta>
</office:document-meta>
</file>